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objectwithoutfill">
      <style:graphic-properties draw:stroke="dash" draw:stroke-dash="Ultrafine_20_Dashed" svg:stroke-width="0.02cm" svg:stroke-color="#ff7f00" draw:marker-start="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1cm" svg:stroke-color="#000000" draw:marker-start-width="0.235cm" draw:marker-end-width="0.235cm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ctwithoutfill">
      <style:graphic-properties draw:stroke="solid" draw:stroke-dash="Ultrafine_20_Dashed"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159cm" svg:stroke-color="#ffff00" draw:marker-start-width="0.588cm" draw:marker-end-width="0.58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.02cm" svg:stroke-color="#000000" draw:marker-start="Arrow" draw:marker-start-width="0.16cm" draw:marker-end="Arrow" draw:marker-end-width="0.16cm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</office:automatic-styles>
  <office:body>
    <office:drawing>
      <draw:page draw:name="page1" draw:style-name="dp1" draw:master-page-name="Predefinito">
        <draw:g>
          <svg:title>TexMaths</svg:title>
          <svg:desc>10§display§\hat{x}§svg§600§TRUE§</svg:desc>
          <draw:polygon draw:style-name="gr1" draw:text-style-name="P1" draw:layer="layout" svg:width="0.2cm" svg:height="0.243cm" svg:x="2.703cm" svg:y="0.447cm" svg:viewBox="0 0 201 244" draw:points="101,244 0,244 0,0 201,0 201,244">
            <text:p/>
          </draw:polygon>
          <draw:polygon draw:style-name="gr2" draw:text-style-name="P2" draw:layer="layout" svg:width="0.093cm" svg:height="0.054cm" svg:x="2.766cm" svg:y="0.446cm" svg:viewBox="0 0 94 55" draw:points="47,0 0,49 6,55 47,18 88,55 94,49">
            <text:p/>
          </draw:polygon>
          <draw:path draw:style-name="gr2" draw:text-style-name="P2" draw:layer="layout" svg:width="0.175cm" svg:height="0.159cm" svg:x="2.713cm" svg:y="0.535cm" svg:viewBox="0 0 176 160" svg:d="M108 50c2-10 10-42 35-42 2 0 10 0 17 4-9 2-17 11-17 19 0 6 4 13 14 13 8 0 19-6 19-21 0-18-21-23-33-23-20 0-32 18-37 27-9-24-28-27-38-27-37 0-57 46-57 54 0 4 3 4 4 4 3 0 4 0 5-4 12-37 35-46 47-46 7 0 19 3 19 23 0 11-6 35-19 84-5 23-18 37-33 37-3 0-11 0-18-4 9-2 17-9 17-19s-8-13-14-13c-10 0-19 10-19 21 0 16 18 23 33 23 24 0 37-25 37-27 4 14 17 27 38 27 37 0 57-46 57-54 0-4-3-4-4-4-3 0-4 1-5 4-11 38-36 46-47 46-14 0-19-11-19-23 0-8 2-15 6-31z">
            <text:p/>
          </draw:path>
        </draw:g>
        <draw:g>
          <svg:title>TexMaths</svg:title>
          <svg:desc>10§display§\hat{z}§svg§600§TRUE§</svg:desc>
          <draw:polygon draw:style-name="gr1" draw:text-style-name="P1" draw:layer="layout" svg:width="0.196cm" svg:height="0.243cm" svg:x="10.103cm" svg:y="2.849cm" svg:viewBox="0 0 197 244" draw:points="99,244 0,244 0,0 197,0 197,244">
            <text:p/>
          </draw:polygon>
          <draw:polygon draw:style-name="gr2" draw:text-style-name="P2" draw:layer="layout" svg:width="0.093cm" svg:height="0.054cm" svg:x="10.165cm" svg:y="2.848cm" svg:viewBox="0 0 94 55" draw:points="47,0 0,49 6,55 47,18 88,55 94,49">
            <text:p/>
          </draw:polygon>
          <draw:path draw:style-name="gr2" draw:text-style-name="P2" draw:layer="layout" svg:width="0.149cm" svg:height="0.159cm" svg:x="10.118cm" svg:y="2.937cm" svg:viewBox="0 0 150 160" svg:d="M32 127c19-21 29-29 42-41 0 0 22-19 35-32 34-32 41-49 41-51 0-3-3-3-4-3-3 0-3 1-5 4-10 17-18 22-26 22-9 0-13-5-19-11-6-8-13-15-24-15-26 0-43 33-43 40 0 2 1 4 5 4 2 0 3-2 4-4 7-16 27-16 30-16 7 0 14 2 22 5 14 5 18 5 28 5-13 16-43 41-50 47l-32 29c-24 24-36 45-36 47 0 3 3 3 4 3 3 0 4-1 6-5 8-12 19-21 30-21 8 0 11 3 21 13 5 8 12 13 22 13 36 0 56-45 56-54 0-2-2-4-4-4-4 0-4 2-5 4-9 24-31 30-43 30-7 0-13-1-21-4-12-5-17-6-24-6-1 0-7 0-10 1z">
            <text:p/>
          </draw:path>
        </draw:g>
        <draw:g>
          <svg:title>TexMaths</svg:title>
          <svg:desc>10§display§\hat{y}§svg§600§TRUE§</svg:desc>
          <draw:polygon draw:style-name="gr1" draw:text-style-name="P1" draw:layer="layout" svg:width="0.199cm" svg:height="0.311cm" svg:x="0.503cm" svg:y="4.751cm" svg:viewBox="0 0 200 312" draw:points="100,312 0,312 0,0 200,0 200,312">
            <text:p/>
          </draw:polygon>
          <draw:polygon draw:style-name="gr2" draw:text-style-name="P2" draw:layer="layout" svg:width="0.093cm" svg:height="0.054cm" svg:x="0.568cm" svg:y="4.75cm" svg:viewBox="0 0 94 55" draw:points="47,0 0,49 6,55 47,18 88,55 94,49">
            <text:p/>
          </draw:polygon>
          <draw:path draw:style-name="gr2" draw:text-style-name="P2" draw:layer="layout" svg:width="0.162cm" svg:height="0.227cm" svg:x="0.513cm" svg:y="4.839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9-8 35-22 55-10 12-23 22-39 22-5 0-21-2-27-15 6 0 10 0 16-4 3-3 6-8 6-15 0-11-10-12-13-12-8 0-20 5-20 23 0 17 16 30 38 30 37 0 73-32 82-72z">
            <text:p/>
          </draw:path>
        </draw:g>
        <draw:line draw:style-name="gr3" draw:text-style-name="P3" draw:layer="layout" svg:x1="8.9cm" svg:y1="0.401cm" svg:x2="5.356cm" svg:y2="3.251cm">
          <text:p/>
        </draw:line>
        <draw:line draw:style-name="gr3" draw:text-style-name="P3" draw:layer="layout" svg:x1="11.7cm" svg:y1="0.402cm" svg:x2="8.156cm" svg:y2="3.252cm">
          <text:p/>
        </draw:line>
        <draw:ellipse draw:style-name="gr4" draw:text-style-name="P4" draw:layer="layout" svg:width="1.701cm" svg:height="1.781cm" svg:x="1.839cm" svg:y="2.387cm" draw:kind="arc" draw:start-angle="1.33" draw:end-angle="44.17">
          <text:p/>
        </draw:ellipse>
        <draw:g>
          <svg:title>TexMaths</svg:title>
          <svg:desc>14§display§\theta§svg§600§FALSE§</svg:desc>
          <draw:polygon draw:style-name="gr5" draw:text-style-name="P5" draw:layer="layout" svg:width="0.244cm" svg:height="0.341cm" svg:x="3.536cm" svg:y="2.681cm" svg:viewBox="0 0 245 342" draw:points="122,342 0,342 0,0 245,0 245,342">
            <text:p/>
          </draw:polygon>
          <draw:path draw:style-name="gr2" draw:text-style-name="P2" draw:layer="layout" svg:width="0.203cm" svg:height="0.353cm" svg:x="3.556cm" svg:y="2.674cm" svg:viewBox="0 0 204 354" svg:d="M204 101c0-33-9-101-60-101-68 0-144 139-144 252 0 47 15 102 59 102 70 0 145-142 145-253zM53 169c7-31 17-72 38-106 13-25 31-52 53-52 25 0 27 32 27 60 0 24-3 49-15 98zM151 185c-6 22-16 65-35 100-16 33-35 58-57 58-16 0-27-15-27-61 0-20 4-49 16-97z">
            <text:p/>
          </draw:path>
        </draw:g>
        <draw:line draw:style-name="gr3" draw:text-style-name="P3" draw:layer="layout" svg:x1="6.1cm" svg:y1="0.4cm" svg:x2="2.556cm" svg:y2="3.25cm">
          <text:p/>
        </draw:line>
        <draw:line draw:style-name="gr6" draw:text-style-name="P3" draw:layer="layout" svg:x1="2.569cm" svg:y1="0.307cm" svg:x2="2.569cm" svg:y2="3.248cm">
          <text:p/>
        </draw:line>
        <draw:line draw:style-name="gr6" draw:text-style-name="P3" draw:layer="layout" svg:x1="0.5cm" svg:y1="5.319cm" svg:x2="2.579cm" svg:y2="3.24cm">
          <text:p/>
        </draw:line>
        <draw:line draw:style-name="gr6" draw:text-style-name="P3" draw:layer="layout" svg:x1="10.561cm" svg:y1="3.25cm" svg:x2="2.561cm" svg:y2="3.25cm">
          <text:p/>
        </draw:line>
        <draw:line draw:style-name="gr7" draw:text-style-name="P3" draw:layer="layout" svg:x1="2.07cm" svg:y1="3.25cm" svg:x2="3.07cm" svg:y2="3.25cm">
          <text:p/>
        </draw:line>
        <draw:line draw:style-name="gr7" draw:text-style-name="P3" draw:layer="layout" svg:x1="4.91cm" svg:y1="3.25cm" svg:x2="5.91cm" svg:y2="3.25cm">
          <text:p/>
        </draw:line>
        <draw:line draw:style-name="gr7" draw:text-style-name="P3" draw:layer="layout" svg:x1="7.71cm" svg:y1="3.25cm" svg:x2="8.71cm" svg:y2="3.25cm">
          <text:p/>
        </draw:line>
        <draw:line draw:style-name="gr8" draw:text-style-name="P4" draw:layer="layout" svg:x1="4.91cm" svg:y1="3.5cm" svg:x2="5.91cm" svg:y2="3.5cm">
          <text:p/>
        </draw:line>
        <draw:g>
          <svg:title>TexMaths</svg:title>
          <svg:desc>12§display§\Delta z§svg§600§TRUE§</svg:desc>
          <draw:polygon draw:style-name="gr1" draw:text-style-name="P1" draw:layer="layout" svg:width="0.564cm" svg:height="0.287cm" svg:x="5.101cm" svg:y="3.615cm" svg:viewBox="0 0 565 288" draw:points="282,288 0,288 0,0 565,0 565,288">
            <text:p/>
          </draw:polygon>
          <draw:path draw:style-name="gr2" draw:text-style-name="P2" draw:layer="layout" svg:width="0.311cm" svg:height="0.302cm" svg:x="5.121cm" svg:y="3.601cm" svg:viewBox="0 0 312 303" svg:d="M167 8c-3-6-4-8-11-8s-8 2-11 8l-143 287c-2 3-2 4-2 4 0 4 3 4 10 4h293c7 0 9 0 9-4 0 0 0-1-2-4zM143 42l113 229h-227z">
            <text:p/>
          </draw:path>
          <draw:path draw:style-name="gr2" draw:text-style-name="P2" draw:layer="layout" svg:width="0.178cm" svg:height="0.191cm" svg:x="5.469cm" svg:y="3.716cm" svg:viewBox="0 0 179 192" svg:d="M38 153c23-25 35-36 50-49 0 0 27-23 42-39 41-39 49-59 49-61 0-4-3-4-4-4-3 0-4 1-6 5-13 20-22 27-32 27s-15-7-22-14c-8-9-15-18-29-18-31 0-51 39-51 48 0 3 1 5 5 5 3 0 4-2 5-5 9-19 33-19 37-19 8 0 16 3 26 6 17 6 21 6 33 6-15 18-51 49-59 56l-39 35c-29 28-43 53-43 56 0 4 4 4 5 4 4 0 5-1 7-6 10-14 23-26 36-26 10 0 13 4 25 17 7 8 14 15 27 15 42 0 66-54 66-65 0-2-2-4-5-4-4 0-5 2-6 5-10 27-37 35-50 35-9 0-17-2-25-5-15-5-21-7-30-7-1 0-8 0-12 2z">
            <text:p/>
          </draw:path>
        </draw:g>
        <draw:line draw:style-name="gr8" draw:text-style-name="P4" draw:layer="layout" svg:x1="5.36cm" svg:y1="2.8cm" svg:x2="8.26cm" svg:y2="2.8cm">
          <text:p/>
        </draw:line>
        <draw:g>
          <svg:title>TexMaths</svg:title>
          <svg:desc>12§display§d§svg§600§FALSE§</svg:desc>
          <draw:polygon draw:style-name="gr5" draw:text-style-name="P5" draw:layer="layout" svg:width="0.219cm" svg:height="0.292cm" svg:x="6.703cm" svg:y="2.605cm" svg:viewBox="0 0 220 293" draw:points="110,293 0,293 0,0 220,0 220,293">
            <text:p/>
          </draw:polygon>
          <draw:path draw:style-name="gr2" draw:text-style-name="P2" draw:layer="layout" svg:width="0.201cm" svg:height="0.298cm" svg:x="6.72cm" svg:y="2.604cm" svg:viewBox="0 0 202 299" svg:d="M202 5c0-1 0-5-6-5s-46 4-54 5c-3 0-6 2-6 7 0 6 4 6 11 6 20 0 21 3 21 7l-2 9-25 100c-7-16-20-27-39-27-49 0-102 62-102 124 0 40 23 68 57 68 8 0 29-2 54-32 4 18 19 32 39 32 15 0 25-10 32-24 6-14 12-40 12-41 0-5-4-5-5-5-5 0-5 2-6 8-7 27-15 52-32 52-12 0-13-10-13-19 0-10 1-13 3-20zM113 243c-2 8-2 9-8 17-19 23-36 29-47 29-21 0-28-23-28-39 0-21 13-74 24-93 12-25 32-41 49-41 28 0 33 35 33 38 0 2-1 5-2 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4T15:30:53.188480879</dc:date>
    <meta:editing-duration>PT1H32M10S</meta:editing-duration>
    <meta:editing-cycles>24</meta:editing-cycles>
    <meta:generator>LibreOffice/5.3.3.2$Linux_X86_64 LibreOffice_project/30m0$Build-2</meta:generator>
    <meta:document-statistic meta:object-count="34"/>
  </office:meta>
</office:document-meta>
</file>